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24-12-19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23-12-07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21-12-07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20-12-09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19-12-11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18-12-12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17-12-1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0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0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9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9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8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8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8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8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7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7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7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7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7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7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6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6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6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6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6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6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5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5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5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5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5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5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5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5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5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5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4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4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46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7601</text:p>
          </table:table-cell>
          <table:table-cell office:value-type="string" calcext:value-type="string">
            <text:p>194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